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d2425" officeooo:paragraph-rsid="001d2425"/>
    </style:style>
    <style:style style:name="P2" style:family="paragraph" style:parent-style-name="Standard">
      <style:paragraph-properties fo:text-align="center" style:justify-single-word="false"/>
      <style:text-properties officeooo:rsid="001d2425" officeooo:paragraph-rsid="001d2425"/>
    </style:style>
    <style:style style:name="P3" style:family="paragraph" style:parent-style-name="Standard">
      <style:text-properties officeooo:rsid="001d2425" officeooo:paragraph-rsid="001d3bba"/>
    </style:style>
    <style:style style:name="P4" style:family="paragraph" style:parent-style-name="Standard">
      <style:text-properties fo:font-style="italic" officeooo:rsid="001d2425" officeooo:paragraph-rsid="001d2425" style:font-style-asian="italic" style:font-style-complex="italic"/>
    </style:style>
    <style:style style:name="P5" style:family="paragraph" style:parent-style-name="Standard">
      <style:text-properties officeooo:rsid="001d3bba" officeooo:paragraph-rsid="001d3bba"/>
    </style:style>
    <style:style style:name="P6" style:family="paragraph" style:parent-style-name="Standard">
      <style:text-properties officeooo:rsid="001d3bba" officeooo:paragraph-rsid="001e351f"/>
    </style:style>
    <style:style style:name="P7" style:family="paragraph" style:parent-style-name="Standard">
      <style:text-properties officeooo:rsid="001e351f" officeooo:paragraph-rsid="001e351f"/>
    </style:style>
    <style:style style:name="P8" style:family="paragraph" style:parent-style-name="Standard">
      <style:paragraph-properties fo:break-before="page"/>
      <style:text-properties officeooo:rsid="001e351f" officeooo:paragraph-rsid="001e351f"/>
    </style:style>
    <style:style style:name="P9" style:family="paragraph" style:parent-style-name="Standard">
      <style:text-properties officeooo:rsid="001f830e" officeooo:paragraph-rsid="001f830e"/>
    </style:style>
    <style:style style:name="P10" style:family="paragraph" style:parent-style-name="Standard">
      <style:text-properties officeooo:rsid="0020ecb8" officeooo:paragraph-rsid="0020ecb8"/>
    </style:style>
    <style:style style:name="P11" style:family="paragraph" style:parent-style-name="Standard">
      <style:text-properties officeooo:rsid="002251d9" officeooo:paragraph-rsid="002251d9"/>
    </style:style>
    <style:style style:name="P12" style:family="paragraph" style:parent-style-name="Standard">
      <style:text-properties officeooo:rsid="0022af72" officeooo:paragraph-rsid="0022af72"/>
    </style:style>
    <style:style style:name="P13" style:family="paragraph" style:parent-style-name="Standard">
      <style:text-properties officeooo:rsid="0023e035" officeooo:paragraph-rsid="0023e035"/>
    </style:style>
    <style:style style:name="P14" style:family="paragraph">
      <loext:graphic-properties draw:fill="none" draw:fill-color="#ffffff"/>
    </style:style>
    <style:style style:name="P15" style:family="paragraph">
      <style:paragraph-properties fo:text-align="center"/>
    </style:style>
    <style:style style:name="P16" style:family="paragraph">
      <loext:graphic-properties draw:fill="none" draw:fill-color="#ffffff"/>
      <style:paragraph-properties style:writing-mode="lr-tb"/>
    </style:style>
    <style:style style:name="P17" style:family="paragraph">
      <loext:graphic-properties draw:fill="none" draw:fill-color="#ffffff"/>
      <style:paragraph-properties style:writing-mode="lr-tb"/>
      <style:text-properties fo:color="#ea7500" loext:opacity="100%"/>
    </style:style>
    <style:style style:name="P18" style:family="paragraph">
      <loext:graphic-properties draw:fill="none" draw:fill-color="#ffffff"/>
      <style:paragraph-properties style:writing-mode="lr-tb"/>
      <style:text-properties fo:color="#55308d" loext:opacity="100%"/>
    </style:style>
    <style:style style:name="P19" style:family="paragraph">
      <loext:graphic-properties draw:fill="solid" draw:fill-color="#c9211e"/>
      <style:paragraph-properties fo:text-align="center"/>
    </style:style>
    <style:style style:name="P20" style:family="paragraph">
      <loext:graphic-properties draw:fill="none"/>
      <style:paragraph-properties fo:text-align="center"/>
    </style:style>
    <style:style style:name="T1" style:family="text">
      <style:text-properties officeooo:rsid="001d3bba"/>
    </style:style>
    <style:style style:name="T2" style:family="text">
      <style:text-properties officeooo:rsid="001e351f"/>
    </style:style>
    <style:style style:name="T3" style:family="text">
      <style:text-properties officeooo:rsid="001f830e"/>
    </style:style>
    <style:style style:name="T4" style:family="text">
      <style:text-properties style:text-position="sub 58%"/>
    </style:style>
    <style:style style:name="T5" style:family="text">
      <style:text-properties officeooo:rsid="002251d9"/>
    </style:style>
    <style:style style:name="T6" style:family="text">
      <style:text-properties officeooo:rsid="0022af72"/>
    </style:style>
    <style:style style:name="T7" style:family="text">
      <style:text-properties officeooo:rsid="0023e035"/>
    </style:style>
    <style:style style:name="T8" style:family="text">
      <style:text-properties fo:color="#ea7500" loext:opacity="100%"/>
    </style:style>
    <style:style style:name="T9" style:family="text">
      <style:text-properties fo:color="#55308d" loext:opacity="100%"/>
    </style:style>
    <style:style style:name="gr1" style:family="graphic">
      <style:graphic-properties draw:stroke="none" svg:stroke-color="#000000" draw:fill="none" draw:fill-color="#ffffff" fo:min-height="0.3311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Dot_20__28_Rounded_29_" svg:stroke-width="0.0402in" svg:stroke-color="#158466" draw:marker-start-width="0.1984in" draw:marker-end-width="0.1984in" svg:stroke-linecap="round" draw:textarea-horizontal-align="center" draw:textarea-vertical-align="middle" fo:padding-top="0.0193in" fo:padding-bottom="0.0193in" fo:padding-left="0.0193in" fo:padding-right="0.0193in" style:run-through="foreground"/>
    </style:style>
    <style:style style:name="gr4" style:family="graphic">
      <style:graphic-properties svg:stroke-width="0.0402in" svg:stroke-color="#000000" draw:marker-start-width="0.1984in" draw:marker-end-width="0.1984in" draw:textarea-horizontal-align="center" draw:textarea-vertical-align="middle" fo:padding-top="0.0193in" fo:padding-bottom="0.0193in" fo:padding-left="0.0193in" fo:padding-right="0.0193in" style:run-through="foreground"/>
    </style:style>
    <style:style style:name="gr5" style:family="graphic">
      <style:graphic-properties draw:stroke="dash" draw:stroke-dash="Dot_20__28_Rounded_29_" svg:stroke-width="0.0402in" svg:stroke-color="#000000" draw:marker-start-width="0.1984in" draw:marker-end-width="0.1984in" svg:stroke-linecap="round" draw:textarea-horizontal-align="center" draw:textarea-vertical-align="middle" fo:padding-top="0.0193in" fo:padding-bottom="0.0193in" fo:padding-left="0.0193in" fo:padding-right="0.0193in" style:run-through="foreground"/>
    </style:style>
    <style:style style:name="gr6" style:family="graphic">
      <style:graphic-properties svg:stroke-width="0.0402in" svg:stroke-color="#ea7500" draw:marker-start-width="0.1984in" draw:marker-end-width="0.1984in" draw:textarea-horizontal-align="center" draw:textarea-vertical-align="middle" fo:padding-top="0.0193in" fo:padding-bottom="0.0193in" fo:padding-left="0.0193in" fo:padding-right="0.0193in" style:run-through="foreground"/>
    </style:style>
    <style:style style:name="gr7" style:family="graphic">
      <style:graphic-properties svg:stroke-width="0.0402in" svg:stroke-color="#55308d" draw:marker-start-width="0.1984in" draw:marker-end-width="0.1984in" draw:textarea-horizontal-align="center" draw:textarea-vertical-align="middle" fo:padding-top="0.0193in" fo:padding-bottom="0.0193in" fo:padding-left="0.0193in" fo:padding-right="0.0193in" style:run-through="foreground"/>
    </style:style>
    <style:style style:name="gr8" style:family="graphic">
      <style:graphic-properties draw:stroke="none" svg:stroke-color="#000000" draw:fill="none" draw:fill-color="#ffffff" fo:min-height="0.2047in" style:run-through="foreground"/>
      <style:paragraph-properties style:writing-mode="lr-tb"/>
    </style:style>
    <style:style style:name="gr9" style:family="graphic">
      <style:graphic-properties draw:stroke="none" svg:stroke-color="#000000" draw:fill="none" draw:fill-color="#ffffff" fo:min-height="0.3228in" style:run-through="foreground"/>
      <style:paragraph-properties style:writing-mode="lr-tb"/>
    </style:style>
    <style:style style:name="gr10" style:family="graphic">
      <style:graphic-properties draw:stroke="none" svg:stroke-color="#00a933" draw:fill="none" draw:fill-color="#ffffff" fo:min-height="0.3071in" style:run-through="foreground"/>
      <style:paragraph-properties style:writing-mode="lr-tb"/>
    </style:style>
    <style:style style:name="gr11" style:family="graphic">
      <style:graphic-properties draw:stroke="none" svg:stroke-color="#000000" draw:fill="none" draw:fill-color="#ffffff" fo:min-height="0.2917in" style:run-through="foreground"/>
      <style:paragraph-properties style:writing-mode="lr-tb"/>
    </style:style>
    <style:style style:name="gr12" style:family="graphic">
      <style:graphic-properties draw:stroke="none" svg:stroke-color="#000000" draw:fill="none" draw:fill-color="#ffffff" fo:min-height="0.1953in" style:run-through="foreground"/>
      <style:paragraph-properties style:writing-mode="lr-tb"/>
    </style:style>
    <style:style style:name="gr13" style:family="graphic">
      <style:graphic-properties svg:stroke-color="#5983b0" draw:fill="solid" draw:fill-color="#c9211e" draw:textarea-horizontal-align="justify" draw:textarea-vertical-align="middle" draw:auto-grow-height="false" fo:min-height="0.2146in" fo:min-width="0.2283in" style:run-through="foreground"/>
    </style:style>
    <style:style style:name="gr14" style:family="graphic">
      <style:graphic-properties svg:stroke-width="0.0402in" svg:stroke-color="#000000" draw:marker-start-width="0.1984in" draw:marker-end-width="0.1984in" draw:fill="none" draw:textarea-horizontal-align="justify" draw:textarea-vertical-align="middle" draw:auto-grow-height="false" fo:min-height="1.0555in" fo:min-width="1.1811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ormal Paths in Category Theory</text:p>
      <text:p text:style-name="P2">by Sven Nilsen, 2023</text:p>
      <text:p text:style-name="P1"/>
      <text:p text:style-name="P4">In this paper I <text:span text:style-name="T7">explain how to use</text:span> normal paths <text:span text:style-name="T7">in</text:span> Category Theory.</text:p>
      <text:p text:style-name="P1"/>
      <text:p text:style-name="P1">A Category is a very useful concept in mathematics that generalizes collections of objects to structures and operations on structures. Categories are often used abstractly in combination with functors, a higher level concept that maps structures from one category to another. The next level up is natural transformations, which corresponds to normal paths in Path Semantics.</text:p>
      <text:p text:style-name="P1"/>
      <text:p text:style-name="P1">One can use the notation from Path Semantics to reason about natural transformations in Category Theory. The motivation for doing so is to leverage the point-free notation for theorem proving.</text:p>
      <text:p text:style-name="P1"/>
      <text:p text:style-name="P3">Assume that one has some category `𝒞`. This category exists abstractly, as some kind of Platonic idealized form of the objects represented in some data structures and some operations. Instead of naming every type and operation directly, we can use the category as an “abstract anchor”. The corresponding “abstract rope” <text:span text:style-name="T1">is a functor, which gives us a way to represent the category `</text:span>𝒞<text:span text:style-name="T1">`, or as a shadow projected down from higher dimensions.</text:span></text:p>
      <text:p text:style-name="P3"/>
      <text:p text:style-name="P5">Now, assume there are two functors `F : 𝒞 → Type` and `G : 𝒞 → Type`. These two functors represent two different ways of implementing the category `𝒞` as computer programs.</text:p>
      <text:p text:style-name="P5"/>
      <text:p text:style-name="P5">For any two objects `A, B` in `𝒞`, one gets 4 different types:</text:p>
      <text:p text:style-name="P5"/>
      <text:p text:style-name="P5"><text:tab/>F(A) : Type<text:tab/><text:tab/>G(A) : Type</text:p>
      <text:p text:style-name="P5"/>
      <text:p text:style-name="P5"><text:tab/>F(B) : Type<text:tab/><text:tab/>G(B) : Type</text:p>
      <text:p text:style-name="P5"/>
      <text:p text:style-name="P5">Think about these 4 types as 4 corners of a rectangle:</text:p>
      <text:p text:style-name="P5"><draw:custom-shape text:anchor-type="paragraph" draw:z-index="0" draw:name="Shape 1" draw:style-name="gr14" draw:text-style-name="P20" svg:width="1.2205in" svg:height="1.0949in" svg:x="1.5827in" svg:y="0.1835in"><text:p/><draw:enhanced-geometry svg:viewBox="0 0 21600 21600" draw:type="rectangle" draw:enhanced-path="M 0 0 L 21600 0 21600 21600 0 21600 0 0 Z N"/></draw:custom-shape><draw:frame text:anchor-type="paragraph" draw:z-index="4" draw:name="Text Frame 8" draw:style-name="gr1" draw:text-style-name="P14" svg:width="0.4807in" svg:height="0.3315in" svg:x="1.102in" svg:y="0.0965in"><draw:text-box><text:p>F(A)</text:p></draw:text-box></draw:frame><draw:frame text:anchor-type="paragraph" draw:z-index="6" draw:name="Text Frame 22" draw:style-name="gr1" draw:text-style-name="P14" svg:width="0.4807in" svg:height="0.3315in" svg:x="2.9602in" svg:y="0.0799in"><draw:text-box><text:p>G(A)</text:p></draw:text-box></draw:frame></text:p>
      <text:p text:style-name="P5"/>
      <text:p text:style-name="P5"/>
      <text:p text:style-name="P5"/>
      <text:p text:style-name="P5"/>
      <text:p text:style-name="P5"/>
      <text:p text:style-name="P5"><draw:frame text:anchor-type="paragraph" draw:z-index="5" draw:name="Text Frame 9" draw:style-name="gr1" draw:text-style-name="P14" svg:width="0.4807in" svg:height="0.3315in" svg:x="1.102in" svg:y="0.0091in"><draw:text-box><text:p>F(B)</text:p></draw:text-box></draw:frame><draw:frame text:anchor-type="paragraph" draw:z-index="7" draw:name="Text Frame 23" draw:style-name="gr1" draw:text-style-name="P14" svg:width="0.4807in" svg:height="0.3315in" svg:x="2.9602in" svg:y="0.0083in"><draw:text-box><text:p>G(B)</text:p></draw:text-box></draw:frame></text:p>
      <text:p text:style-name="P5"/>
      <text:p text:style-name="P6">For any morphism `f : A → B` <text:span text:style-name="T2">in `</text:span>𝒞<text:span text:style-name="T2">`</text:span>, one can think about the rectangle above as a “shadow”:</text:p>
      <text:p text:style-name="P6"><draw:g text:anchor-type="paragraph" draw:z-index="1" draw:name="DrawObject1" draw:style-name="gr2"><draw:line draw:name="Line 1" draw:style-name="gr4" draw:text-style-name="P15" svg:x1="1.8591in" svg:y1="0.1811in" svg:x2="3.4972in" svg:y2="0.5748in"><text:p/></draw:line><draw:line draw:name="Line 2" draw:style-name="gr5" draw:text-style-name="P15" svg:x1="1.8583in" svg:y1="0.1811in" svg:x2="1.5118in" svg:y2="1.0472in"><text:p/></draw:line><draw:line draw:name="Line 3" draw:style-name="gr5" draw:text-style-name="P15" svg:x1="1.8591in" svg:y1="0.1811in" svg:x2="2.1583in" svg:y2="0.8031in"><text:p/></draw:line><draw:line draw:name="Line 4" draw:style-name="gr4" draw:text-style-name="P15" svg:x1="1.5118in" svg:y1="1.0465in" svg:x2="2.1575in" svg:y2="0.8028in"><text:p/></draw:line><draw:line draw:name="Line 5" draw:style-name="gr5" draw:text-style-name="P15" svg:x1="3.4965in" svg:y1="0.5744in" svg:x2="3.15in" svg:y2="1.4406in"><text:p/></draw:line><draw:line draw:name="Line 6" draw:style-name="gr5" draw:text-style-name="P15" svg:x1="3.4972in" svg:y1="0.5744in" svg:x2="3.7965in" svg:y2="1.1965in"><text:p/></draw:line><draw:line draw:name="Line 7" draw:style-name="gr4" draw:text-style-name="P15" svg:x1="3.15in" svg:y1="1.4409in" svg:x2="3.7957in" svg:y2="1.1972in"><text:p/></draw:line><draw:line draw:name="Line 8" draw:style-name="gr6" draw:text-style-name="P15" svg:x1="3.15in" svg:y1="1.4409in" svg:x2="1.5118in" svg:y2="1.0472in"><text:p/></draw:line><draw:line draw:name="Line 9" draw:style-name="gr7" draw:text-style-name="P15" svg:x1="3.7646in" svg:y1="1.1965in" svg:x2="2.1583in" svg:y2="0.8028in"><text:p/></draw:line><draw:frame draw:name="Text Frame 1" draw:style-name="gr8" draw:text-style-name="P16" svg:width="0.8425in" svg:height="0.2051in" svg:x="2.8823in" svg:y="0.1811in"><draw:text-box><text:p>f</text:p></draw:text-box></draw:frame><draw:frame draw:name="Text Frame 2" draw:style-name="gr9" draw:text-style-name="P17" svg:width="0.6224in" svg:height="0.3232in" svg:x="2.0398in" svg:y="1.3067in"><draw:text-box><text:p><text:span text:style-name="T8">F(f)</text:span></text:p></draw:text-box></draw:frame><draw:frame draw:name="Text Frame 3" draw:style-name="gr10" draw:text-style-name="P18" svg:width="0.7717in" svg:height="0.3071in" svg:x="2.6382in" svg:y="0.6693in"><draw:text-box><text:p><text:span text:style-name="T9">G(f)</text:span></text:p></draw:text-box></draw:frame><draw:frame draw:name="Text Frame 4" draw:style-name="gr11" draw:text-style-name="P16" svg:width="0.276in" svg:height="0.2921in" svg:x="1.3071in" svg:y="0.3945in"><draw:text-box><text:p>A</text:p></draw:text-box></draw:frame><draw:frame draw:name="Text Frame 5" draw:style-name="gr11" draw:text-style-name="P16" svg:width="0.276in" svg:height="0.2921in" svg:x="3.9925in" svg:y="1.0476in"><draw:text-box><text:p>B</text:p></draw:text-box></draw:frame></draw:g></text:p>
      <text:p text:style-name="P6"/>
      <text:p text:style-name="P6"/>
      <text:p text:style-name="P6"/>
      <text:p text:style-name="P6"/>
      <text:p text:style-name="P6"/>
      <text:p text:style-name="P6"/>
      <text:p text:style-name="P6"/>
      <text:p text:style-name="P6"/>
      <text:p text:style-name="P7">This means that `f` also exists abstractly in `<text:span text:style-name="T1">𝒞</text:span>`, but can be represented as `F(f)` or `G(f)`.</text:p>
      <text:p text:style-name="P7"/>
      <text:p text:style-name="P7"><text:tab/>F(f) : F(A) → F(B)<text:tab/><text:tab/>G(f) : G(A) → G(B)</text:p>
      <text:p text:style-name="P8">For example, if you are building a software that uses both XML and JSON, then there are two ways to represent the data. The category `<text:span text:style-name="T1">𝒞</text:span>` is an abstract idea of what the data described in these two formats actually mean. This is <text:span text:style-name="T3">why I</text:span> describe<text:span text:style-name="T3">d</text:span> `<text:span text:style-name="T1">𝒞</text:span>` as an “abstract anchor”.</text:p>
      <text:p text:style-name="P7"/>
      <text:p text:style-name="P9">A morphism `f : A → B` is like an “abstract operator” mapping an object `A` to an object `B`.</text:p>
      <text:p text:style-name="P9">When `f` is projected down by `F` and `G`, it becomes two concrete operators `F(f)` and `G(f)`.</text:p>
      <text:p text:style-name="P9"/>
      <text:p text:style-name="P9">In Path Semantics, one can write a normal path from `F(f)` to `G(f)` this way:</text:p>
      <text:p text:style-name="P9"/>
      <text:p text:style-name="P9"><text:tab/>F(f)[g<text:span text:style-name="T4">1</text:span> → g<text:span text:style-name="T4">2</text:span>] &lt;=&gt; G(f)</text:p>
      <text:p text:style-name="P9"/>
      <text:p text:style-name="P9">Here, `g<text:span text:style-name="T4">1</text:span>` and `g<text:span text:style-name="T4">2</text:span>` define input and output properties of `F(f)` we want to predict with `G(f)`.</text:p>
      <text:p text:style-name="P9"/>
      <text:p text:style-name="P9">Now, the trick is to replace `g<text:span text:style-name="T4">1</text:span>` and `g<text:span text:style-name="T4">2</text:span>` with a natural transformation `n : F → G` on `A` and `B`:<text:line-break/><text:line-break/><text:tab/>F(f)[n(A) → n(B)] &lt;=&gt; G(f)</text:p>
      <text:p text:style-name="P9"/>
      <text:p text:style-name="P9">Where:</text:p>
      <text:p text:style-name="P9"/>
      <text:p text:style-name="P9"><text:tab/>n(A) : F(A) → G(A)<text:tab/><text:tab/>n(B) : F(B) → G(B)</text:p>
      <text:p text:style-name="P9"/>
      <text:p text:style-name="P9">Using symmetric notation for normal paths, one can write:</text:p>
      <text:p text:style-name="P9"/>
      <text:p text:style-name="P9"><text:tab/>F(f)[n] &lt;=&gt; G(f)</text:p>
      <text:p text:style-name="P9"/>
      <text:p text:style-name="P9">Notice that this does not imply that `n` is a simple map, but it is parameterized by `A` and `B`.</text:p>
      <text:p text:style-name="P9"/>
      <text:p text:style-name="P10">The normal path above only holds for `f` locally. If it holds globally for any `f`, one can write:</text:p>
      <text:p text:style-name="P10"/>
      <text:p text:style-name="P10"><text:tab/>F[n] &lt;=&gt; G</text:p>
      <text:p text:style-name="P10"/>
      <text:p text:style-name="P10">This transforms the functor `F` into `G`.</text:p>
      <text:p text:style-name="P10"/>
      <text:p text:style-name="P10">Now, the notation for normal paths on functors uses global natural transformations and it is just as easy to use as normal paths for functions.</text:p>
      <text:p text:style-name="P10"/>
      <text:p text:style-name="P10">In general, one can take any two functors <text:span text:style-name="T1">`F : 𝒞 → 𝒟` and `G : 𝒞 → ℰ`,</text:span></text:p>
      <text:p text:style-name="P10">with a global natural transformation `n : 𝒟 → ℰ`<text:span text:style-name="T1">:</text:span></text:p>
      <text:p text:style-name="P10"/>
      <text:p text:style-name="P10"><text:tab/>F[n] &lt;=&gt; G</text:p>
      <text:p text:style-name="P10"/>
      <text:p text:style-name="P10">Just like with normal paths for functions, a normal path in Category Theory might be an “open box” without a corresponding “lid” and not have any solution (the solution is imaginary). So, while the normal path maps from some functor, it might not map to some “realized functor”. Such normal paths can still be composed. <text:span text:style-name="T5">This means one might use a weaker notion of natural transformations that composes to realizable functors.</text:span></text:p>
      <text:p text:style-name="P10"/>
      <text:p text:style-name="P10">F<text:span text:style-name="T5">or example, if `m` and `n` are weak global natural transformations, then `F[m]` can be imaginary:</text:span></text:p>
      <text:p text:style-name="P10"/>
      <text:p text:style-name="P10"><text:tab/>F[m][n] &lt;<text:span text:style-name="T5">=&gt; F[n . m] &lt;=&gt; G</text:span></text:p>
      <text:p text:style-name="P10"/>
      <text:p text:style-name="P11">It is sufficient that `F[n . m]` is realizable as `G`.</text:p>
      <text:p text:style-name="P11"><text:soft-page-break/>Visualizing this as the shadow of some morphism `f` being projected down <text:span text:style-name="T6">from the Platonic realm</text:span>:</text:p>
      <text:p text:style-name="P11"/>
      <text:p text:style-name="P11"><draw:g text:anchor-type="paragraph" draw:z-index="2" draw:name="DrawObject2" draw:style-name="gr2"><draw:line draw:name="Line 10" draw:style-name="gr3" draw:text-style-name="P15" svg:x1="3.6543in" svg:y1="1.2402in" svg:x2="2.0161in" svg:y2="0.8465in"><text:p/></draw:line><draw:line draw:name="Line 19" draw:style-name="gr4" draw:text-style-name="P15" svg:x1="2.0161in" svg:y1="0.1138in" svg:x2="3.6543in" svg:y2="0.5075in"><text:p/></draw:line><draw:line draw:name="Line 20" draw:style-name="gr5" draw:text-style-name="P15" svg:x1="2.0157in" svg:y1="0.1138in" svg:x2="1.6693in" svg:y2="0.9799in"><text:p/></draw:line><draw:line draw:name="Line 21" draw:style-name="gr5" draw:text-style-name="P15" svg:x1="2.0161in" svg:y1="0.1138in" svg:x2="2.3154in" svg:y2="0.7358in"><text:p/></draw:line><draw:line draw:name="Line 22" draw:style-name="gr4" draw:text-style-name="P15" svg:x1="1.6693in" svg:y1="0.9791in" svg:x2="2.315in" svg:y2="0.7354in"><text:p/></draw:line><draw:line draw:name="Line 23" draw:style-name="gr5" draw:text-style-name="P15" svg:x1="3.6539in" svg:y1="0.5075in" svg:x2="3.3075in" svg:y2="1.3736in"><text:p/></draw:line><draw:line draw:name="Line 24" draw:style-name="gr5" draw:text-style-name="P15" svg:x1="3.6543in" svg:y1="0.5075in" svg:x2="3.9535in" svg:y2="1.1295in"><text:p/></draw:line><draw:line draw:name="Line 25" draw:style-name="gr4" draw:text-style-name="P15" svg:x1="3.3075in" svg:y1="1.3736in" svg:x2="3.9531in" svg:y2="1.1299in"><text:p/></draw:line><draw:line draw:name="Line 26" draw:style-name="gr6" draw:text-style-name="P15" svg:x1="3.3075in" svg:y1="1.3736in" svg:x2="1.6693in" svg:y2="0.9799in"><text:p/></draw:line><draw:line draw:name="Line 27" draw:style-name="gr7" draw:text-style-name="P15" svg:x1="3.9217in" svg:y1="1.1291in" svg:x2="2.3154in" svg:y2="0.7354in"><text:p/></draw:line><draw:frame draw:name="Text Frame 11" draw:style-name="gr8" draw:text-style-name="P16" svg:width="0.8425in" svg:height="0.2051in" svg:x="3.0398in" svg:y="0.1138in"><draw:text-box><text:p>f</text:p></draw:text-box></draw:frame><draw:frame draw:name="Text Frame 12" draw:style-name="gr9" draw:text-style-name="P17" svg:width="0.6224in" svg:height="0.3232in" svg:x="2.1972in" svg:y="1.2394in"><draw:text-box><text:p><text:span text:style-name="T8">F(f)</text:span></text:p></draw:text-box></draw:frame><draw:frame draw:name="Text Frame 13" draw:style-name="gr10" draw:text-style-name="P18" svg:width="0.7717in" svg:height="0.3071in" svg:x="2.7957in" svg:y="0.602in"><draw:text-box><text:p><text:span text:style-name="T9">G(f)</text:span></text:p></draw:text-box></draw:frame><draw:frame draw:name="Text Frame 14" draw:style-name="gr11" draw:text-style-name="P16" svg:width="0.276in" svg:height="0.2921in" svg:x="1.4646in" svg:y="0.3272in"><draw:text-box><text:p>A</text:p></draw:text-box></draw:frame><draw:frame draw:name="Text Frame 15" draw:style-name="gr11" draw:text-style-name="P16" svg:width="0.276in" svg:height="0.2921in" svg:x="4.15in" svg:y="0.9803in"><draw:text-box><text:p>B</text:p></draw:text-box></draw:frame><draw:frame draw:name="Text Frame 6" draw:style-name="gr12" draw:text-style-name="P16" svg:width="0.2677in" svg:height="0.1953in" svg:x="3.4882in" svg:y="1.3264in"><draw:text-box><text:p>m</text:p></draw:text-box></draw:frame><draw:frame draw:name="Text Frame 7" draw:style-name="gr12" draw:text-style-name="P16" svg:width="0.2677in" svg:height="0.1953in" svg:x="3.8346in" svg:y="1.1783in"><draw:text-box><text:p>n</text:p></draw:text-box></draw:frame></draw:g></text:p>
      <text:p text:style-name="P11"/>
      <text:p text:style-name="P11"/>
      <text:p text:style-name="P11"/>
      <text:p text:style-name="P11"/>
      <text:p text:style-name="P11"/>
      <text:p text:style-name="P11"/>
      <text:p text:style-name="P11"/>
      <text:p text:style-name="P11"/>
      <text:p text:style-name="P11">The green line represents `F(f)[m]`, <text:span text:style-name="T6">which does not correspond to any functor of `𝒞`.</text:span></text:p>
      <text:p text:style-name="P11"/>
      <text:p text:style-name="P12">Therefore, normal paths in Category Theory can take on intermediate forms which do not correspond to any “underlying” abstract form. The Platonic form is imaginary.</text:p>
      <text:p text:style-name="P12"/>
      <text:p text:style-name="P12">One easy way to think about this, is that there is some “hole” blocking the green line:</text:p>
      <text:p text:style-name="P12"/>
      <text:p text:style-name="P12"><draw:g text:anchor-type="paragraph" draw:z-index="3" draw:name="DrawObject3" draw:style-name="gr2"><draw:line draw:name="Line 12" draw:style-name="gr3" draw:text-style-name="P15" svg:x1="3.8508in" svg:y1="1.2362in" svg:x2="2.2126in" svg:y2="0.8425in"><text:p/></draw:line><draw:line draw:name="Line 13" draw:style-name="gr4" draw:text-style-name="P15" svg:x1="2.2126in" svg:y1="0.1098in" svg:x2="3.8508in" svg:y2="0.5035in"><text:p/></draw:line><draw:line draw:name="Line 14" draw:style-name="gr5" draw:text-style-name="P15" svg:x1="2.2118in" svg:y1="0.1098in" svg:x2="1.8654in" svg:y2="0.976in"><text:p/></draw:line><draw:line draw:name="Line 15" draw:style-name="gr5" draw:text-style-name="P15" svg:x1="2.2126in" svg:y1="0.1098in" svg:x2="2.5118in" svg:y2="0.7319in"><text:p/></draw:line><draw:line draw:name="Line 16" draw:style-name="gr4" draw:text-style-name="P15" svg:x1="1.8654in" svg:y1="0.9756in" svg:x2="2.511in" svg:y2="0.7319in"><text:p/></draw:line><draw:line draw:name="Line 17" draw:style-name="gr5" draw:text-style-name="P15" svg:x1="3.85in" svg:y1="0.5035in" svg:x2="3.5035in" svg:y2="1.3697in"><text:p/></draw:line><draw:line draw:name="Line 18" draw:style-name="gr5" draw:text-style-name="P15" svg:x1="3.8508in" svg:y1="0.5035in" svg:x2="4.15in" svg:y2="1.1256in"><text:p/></draw:line><draw:line draw:name="Line 28" draw:style-name="gr4" draw:text-style-name="P15" svg:x1="3.5035in" svg:y1="1.3701in" svg:x2="4.1492in" svg:y2="1.1264in"><text:p/></draw:line><draw:line draw:name="Line 29" draw:style-name="gr6" draw:text-style-name="P15" svg:x1="3.5035in" svg:y1="1.3701in" svg:x2="1.8654in" svg:y2="0.9764in"><text:p/></draw:line><draw:line draw:name="Line 30" draw:style-name="gr7" draw:text-style-name="P15" svg:x1="4.1181in" svg:y1="1.1256in" svg:x2="2.5118in" svg:y2="0.7319in"><text:p/></draw:line><draw:frame draw:name="Text Frame 10" draw:style-name="gr8" draw:text-style-name="P16" svg:width="0.8425in" svg:height="0.2051in" svg:x="3.2362in" svg:y="0.1098in"><draw:text-box><text:p>f</text:p></draw:text-box></draw:frame><draw:frame draw:name="Text Frame 16" draw:style-name="gr9" draw:text-style-name="P17" svg:width="0.6224in" svg:height="0.3232in" svg:x="2.3937in" svg:y="1.2354in"><draw:text-box><text:p><text:span text:style-name="T8">F(f)</text:span></text:p></draw:text-box></draw:frame><draw:frame draw:name="Text Frame 17" draw:style-name="gr10" draw:text-style-name="P18" svg:width="0.7717in" svg:height="0.3071in" svg:x="2.9921in" svg:y="0.598in"><draw:text-box><text:p><text:span text:style-name="T9">G(f)</text:span></text:p></draw:text-box></draw:frame><draw:frame draw:name="Text Frame 18" draw:style-name="gr11" draw:text-style-name="P16" svg:width="0.276in" svg:height="0.2921in" svg:x="1.661in" svg:y="0.3232in"><draw:text-box><text:p>A</text:p></draw:text-box></draw:frame><draw:frame draw:name="Text Frame 19" draw:style-name="gr11" draw:text-style-name="P16" svg:width="0.276in" svg:height="0.2921in" svg:x="4.3465in" svg:y="0.9764in"><draw:text-box><text:p>B</text:p></draw:text-box></draw:frame><draw:frame draw:name="Text Frame 20" draw:style-name="gr12" draw:text-style-name="P16" svg:width="0.2677in" svg:height="0.1953in" svg:x="3.6846in" svg:y="1.3224in"><draw:text-box><text:p>m</text:p></draw:text-box></draw:frame><draw:frame draw:name="Text Frame 21" draw:style-name="gr12" draw:text-style-name="P16" svg:width="0.2677in" svg:height="0.1953in" svg:x="4.0311in" svg:y="1.1744in"><draw:text-box><text:p>n</text:p></draw:text-box></draw:frame><draw:custom-shape draw:name="Shape 2" draw:style-name="gr13" draw:text-style-name="P19" svg:width="0.3232in" svg:height="0.3039in" svg:x="2.85in" svg:y="0.9051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12"/>
      <text:p text:style-name="P12"/>
      <text:p text:style-name="P12"/>
      <text:p text:style-name="P12"/>
      <text:p text:style-name="P12"/>
      <text:p text:style-name="P12"/>
      <text:p text:style-name="P12"/>
      <text:p text:style-name="P12"/>
      <text:p text:style-name="P12">Naturally, the two projected paths `F(f)` and `G(f)` can go on both sides of the hole, but not in the middle. <text:span text:style-name="T7">A path can be transformed/deformed around a hole into another path on the other side.</text:span></text:p>
      <text:p text:style-name="P12"/>
      <text:p text:style-name="P13"/>
      <text:p text:style-name="P13"/>
      <text:p text:style-name="P13">That’s it! Thanks for reading and I hope you learned someth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stroke-dash draw:name="Dot_20__28_Rounded_29_" draw:display-name="Dot (Rounded)" draw:style="round" draw:dots1="1" draw:dots1-length="1%" draw:distance="199%"/>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12-01T22:58:44.864009351</meta:creation-date>
    <dc:date>2023-12-02T00:34:42.653437322</dc:date>
    <meta:editing-duration>PT14M11S</meta:editing-duration>
    <meta:editing-cycles>2</meta:editing-cycles>
    <meta:generator>LibreOffice/7.2.2.2$MacOSX_X86_64 LibreOffice_project/02b2acce88a210515b4a5bb2e46cbfb63fe97d56</meta:generator>
    <meta:document-statistic meta:table-count="0" meta:image-count="0" meta:object-count="0" meta:page-count="3" meta:paragraph-count="43" meta:word-count="800" meta:character-count="4405" meta:non-whitespace-character-count="3633"/>
  </office:meta>
</office:document-meta>
</file>